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1.25cm" fo:min-width="7.5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1.25cm" fo:min-width="7.5cm"/>
      <style:paragraph-properties style:writing-mode="lr-tb"/>
    </style:style>
    <style:style style:name="gr5" style:family="graphic" style:parent-style-name="objectwithoutfill">
      <style:graphic-properties svg:stroke-width="0.106cm" draw:marker-start-width="0.284cm" draw:marker-end-width="0.284cm" draw:fill="none" draw:textarea-vertical-align="middle" fo:padding-top="0.163cm" fo:padding-bottom="0.163cm" fo:padding-left="0.288cm" fo:padding-right="0.288cm"/>
    </style:style>
    <style:style style:name="gr6" style:family="graphic" style:parent-style-name="objectwithoutfill">
      <style:graphic-properties svg:stroke-width="0.106cm" draw:marker-start-width="0.28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3.5cm"/>
      <style:paragraph-properties style:writing-mode="lr-tb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7cm"/>
      <style:paragraph-properties style:writing-mode="lr-tb"/>
    </style:style>
    <style:style style:name="gr9" style:family="graphic" style:parent-style-name="objectwithoutfill">
      <style:graphic-properties draw:fill="solid" draw:fill-color="#729fcf" draw:textarea-vertical-align="middle"/>
    </style:style>
    <style:style style:name="gr10" style:family="graphic" style:parent-style-name="objectwithoutfill">
      <style:graphic-properties draw:marker-end="Arrowheads_20_2" draw:marker-end-width="0.3cm" draw:fill="solid" draw:fill-color="#729fcf" draw:textarea-vertical-align="middle"/>
    </style:style>
    <style:style style:name="gr11" style:family="graphic" style:parent-style-name="objectwithoutfill">
      <style:graphic-properties draw:marker-end="Arrowheads_20_3" draw:marker-end-width="0.3cm" draw:fill="solid" draw:fill-color="#729fcf" draw:textarea-vertical-align="middle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2.13cm"/>
      <style:paragraph-properties style:writing-mode="lr-tb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2.147cm"/>
      <style:paragraph-properties style:writing-mode="lr-tb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45cm"/>
      <style:paragraph-properties style:writing-mode="lr-tb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08cm"/>
      <style:paragraph-properties style:writing-mode="lr-tb"/>
    </style:style>
    <style:style style:name="gr16" style:family="graphic" style:parent-style-name="standard">
      <style:graphic-properties draw:fill="solid" draw:fill-color="#5983b0" draw:textarea-horizontal-align="justify" draw:textarea-vertical-align="middle" draw:auto-grow-height="false" fo:min-height="1.25cm" fo:min-width="5cm"/>
      <style:paragraph-properties style:writing-mode="lr-tb"/>
    </style:style>
    <style:style style:name="gr17" style:family="graphic" style:parent-style-name="objectwithoutfill">
      <style:graphic-properties draw:fill="solid" draw:fill-color="#5983b0" draw:textarea-vertical-align="middle"/>
    </style:style>
    <style:style style:name="gr18" style:family="graphic" style:parent-style-name="objectwithoutfill">
      <style:graphic-properties draw:marker-end="Arrowheads_20_4" draw:marker-end-width="0.3cm" draw:fill="solid" draw:fill-color="#5983b0" draw:textarea-vertical-align="middle"/>
    </style:style>
    <style:style style:name="gr19" style:family="graphic" style:parent-style-name="objectwithoutfill">
      <style:graphic-properties draw:marker-end="Arrowheads_20_5" draw:marker-end-width="0.3cm" draw:fill="solid" draw:fill-color="#5983b0" draw:textarea-vertical-align="middle"/>
    </style:style>
    <style:style style:name="gr20" style:family="graphic" style:parent-style-name="standard">
      <style:graphic-properties draw:fill="solid" draw:fill-color="#5983b0" draw:textarea-horizontal-align="justify" draw:textarea-vertical-align="middle" draw:auto-grow-height="false" fo:min-height="1.25cm" fo:min-width="2cm"/>
      <style:paragraph-properties style:writing-mode="lr-tb"/>
    </style:style>
    <style:style style:name="gr21" style:family="graphic" style:parent-style-name="standard">
      <style:graphic-properties draw:fill="solid" draw:fill-color="#5983b0" draw:textarea-horizontal-align="justify" draw:textarea-vertical-align="middle" draw:auto-grow-height="false" fo:min-height="1.25cm" fo:min-width="3cm"/>
      <style:paragraph-properties style:writing-mode="lr-tb"/>
    </style:style>
    <style:style style:name="gr22" style:family="graphic" style:parent-style-name="standard">
      <style:graphic-properties draw:fill-color="#5983b0" draw:textarea-horizontal-align="justify" draw:textarea-vertical-align="middle" draw:auto-grow-height="false" fo:min-height="1.75cm" fo:min-width="5cm"/>
      <style:paragraph-properties style:writing-mode="lr-tb"/>
    </style:style>
    <style:style style:name="gr23" style:family="graphic" style:parent-style-name="objectwithoutfill">
      <style:graphic-properties draw:marker-end="Arrowheads_20_6" draw:marker-end-width="0.3cm" draw:fill="none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fill-color="#729fcf" draw:textarea-horizontal-align="justify" draw:textarea-vertical-align="middle" draw:auto-grow-height="false" fo:min-height="0.75cm" fo:min-width="2.625cm"/>
      <style:paragraph-properties style:writing-mode="lr-tb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75cm" fo:min-width="6.375cm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0.75cm" fo:min-width="2.625cm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75cm" fo:min-width="6.3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30" style:family="graphic" style:parent-style-name="standard">
      <style:graphic-properties svg:stroke-linecap="square" draw:fill-color="#729fcf" draw:textarea-horizontal-align="justify" draw:textarea-vertical-align="middle" draw:auto-grow-height="false" fo:min-height="3.286cm" fo:min-width="3.0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2" style:family="graphic" style:parent-style-name="objectwithoutfill">
      <style:graphic-properties draw:fill="bitmap" draw:fill-image-name="Painted_20_White" draw:textarea-vertical-align="middle"/>
    </style:style>
    <style:style style:name="gr33" style:family="graphic" style:parent-style-name="standard">
      <style:graphic-properties svg:stroke-linecap="square" draw:fill="solid" draw:fill-color="#5983b0" draw:textarea-horizontal-align="justify" draw:textarea-vertical-align="middle" draw:auto-grow-height="false" fo:min-height="3.286cm" fo:min-width="3.036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0.75cm" fo:min-width="5.5cm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75cm" fo:min-width="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37" style:family="graphic" style:parent-style-name="standard">
      <style:graphic-properties draw:fill-color="#729fcf" draw:textarea-horizontal-align="justify" draw:textarea-vertical-align="middle" draw:auto-grow-height="false" fo:min-height="0.75cm" fo:min-width="6.5cm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b4c7dc" draw:textarea-horizontal-align="justify" draw:textarea-vertical-align="middle" draw:auto-grow-height="false" fo:min-height="0.75cm" fo:min-width="3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729fcf" draw:textarea-horizontal-align="justify" draw:textarea-vertical-align="middle" draw:auto-grow-height="false" fo:min-height="0.75cm" fo:min-width="6.5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729fcf" draw:textarea-horizontal-align="justify" draw:textarea-vertical-align="middle" draw:auto-grow-height="false" fo:min-height="0.75cm" fo:min-width="6.5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729fcf" draw:textarea-horizontal-align="justify" draw:textarea-vertical-align="middle" draw:auto-grow-height="false" fo:min-height="0.75cm" fo:min-width="6.5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729fcf" draw:textarea-horizontal-align="justify" draw:textarea-vertical-align="middle" draw:auto-grow-height="false" fo:min-height="0.75cm" fo:min-width="6.5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729fcf" draw:textarea-horizontal-align="justify" draw:textarea-vertical-align="middle" draw:auto-grow-height="false" fo:min-height="0.75cm" fo:min-width="6.5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b4c7dc" draw:textarea-horizontal-align="justify" draw:textarea-vertical-align="middle" draw:auto-grow-height="false" fo:min-height="0.75cm" fo:min-width="3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b4c7dc" draw:textarea-horizontal-align="justify" draw:textarea-vertical-align="middle" draw:auto-grow-height="false" fo:min-height="0.75cm" fo:min-width="3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b4c7dc" draw:textarea-horizontal-align="justify" draw:textarea-vertical-align="middle" draw:auto-grow-height="false" fo:min-height="0.75cm" fo:min-width="3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b4c7dc" draw:textarea-horizontal-align="justify" draw:textarea-vertical-align="middle" draw:auto-grow-height="false" fo:min-height="0.75cm" fo:min-width="3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729fcf" draw:textarea-horizontal-align="justify" draw:textarea-vertical-align="middle" draw:auto-grow-height="false" fo:min-height="0.75cm" fo:min-width="6.5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17cm" draw:marker-start-center="false" draw:marker-end="" draw:marker-end-width="0.17cm" draw:marker-end-center="false" draw:fill="solid" draw:fill-color="#b4c7dc" draw:textarea-horizontal-align="justify" draw:textarea-vertical-align="middle" draw:auto-grow-height="false" fo:min-height="0.75cm" fo:min-width="3cm" fo:padding-top="0.125cm" fo:padding-bottom="0.125cm" fo:padding-left="0.25cm" fo:padding-right="0.25cm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>
      <style:graphic-properties draw:fill-color="#5983b0" draw:textarea-horizontal-align="justify" draw:textarea-vertical-align="middle" draw:auto-grow-height="false" fo:min-height="0.75cm" fo:min-width="3cm"/>
      <style:paragraph-properties style:writing-mode="lr-tb"/>
    </style:style>
    <style:style style:name="gr51" style:family="graphic" style:parent-style-name="standard">
      <style:graphic-properties draw:fill-color="#729fcf" draw:textarea-horizontal-align="justify" draw:textarea-vertical-align="middle" draw:auto-grow-height="false" fo:min-height="0.75cm" fo:min-width="12.008cm"/>
      <style:paragraph-properties style:writing-mode="lr-tb"/>
    </style:style>
    <style:style style:name="gr52" style:family="graphic" style:parent-style-name="standard">
      <style:graphic-properties draw:fill-color="#5983b0" draw:textarea-horizontal-align="justify" draw:textarea-vertical-align="middle" draw:auto-grow-height="false" fo:min-height="0.75cm" fo:min-width="12.008cm"/>
      <style:paragraph-properties style:writing-mode="lr-tb"/>
    </style:style>
    <style:style style:name="gr53" style:family="graphic" style:parent-style-name="standard">
      <style:graphic-properties draw:fill-color="#5983b0" draw:textarea-horizontal-align="justify" draw:textarea-vertical-align="middle" draw:auto-grow-height="false" fo:min-height="0.75cm" fo:min-width="12cm"/>
      <style:paragraph-properties style:writing-mode="lr-tb"/>
    </style:style>
    <style:style style:name="gr54" style:family="graphic" style:parent-style-name="standard">
      <style:graphic-properties draw:fill-color="#729fcf" draw:textarea-horizontal-align="justify" draw:textarea-vertical-align="middle" draw:auto-grow-height="false" fo:min-height="0.75cm" fo:min-width="12cm"/>
      <style:paragraph-properties style:writing-mode="lr-tb"/>
    </style:style>
    <style:style style:name="gr55" style:family="graphic" style:parent-style-name="standard">
      <style:graphic-properties draw:fill-color="#729fcf" draw:textarea-horizontal-align="justify" draw:textarea-vertical-align="middle" draw:auto-grow-height="false" fo:min-height="0.75cm" fo:min-width="3cm"/>
      <style:paragraph-properties style:writing-mode="lr-tb"/>
    </style:style>
    <style:style style:name="gr56" style:family="graphic" style:parent-style-name="objectwithoutfill">
      <style:graphic-properties svg:stroke-width="0.159cm" draw:marker-start-width="0.364cm" draw:marker-end="Arrowheads_20_7" draw:marker-end-width="0.494cm" draw:fill="none" draw:textarea-vertical-align="middle" fo:padding-top="0.19cm" fo:padding-bottom="0.19cm" fo:padding-left="0.315cm" fo:padding-right="0.315cm"/>
    </style:style>
    <style:style style:name="gr57" style:family="graphic" style:parent-style-name="objectwithoutfill">
      <style:graphic-properties svg:stroke-width="0.159cm" draw:marker-start-width="0.364cm" draw:marker-end="Arrowheads_20_8" draw:marker-end-width="0.494cm" draw:fill="none" draw:textarea-vertical-align="middle" fo:padding-top="0.19cm" fo:padding-bottom="0.19cm" fo:padding-left="0.315cm" fo:padding-right="0.315cm"/>
    </style:style>
    <style:style style:name="gr58" style:family="graphic" style:parent-style-name="objectwithoutfill">
      <style:graphic-properties svg:stroke-width="0.159cm" draw:marker-start-width="0.364cm" draw:marker-end="Arrowheads_20_9" draw:marker-end-width="0.494cm" draw:fill="none" draw:textarea-vertical-align="middle" fo:padding-top="0.19cm" fo:padding-bottom="0.19cm" fo:padding-left="0.315cm" fo:padding-right="0.315cm"/>
    </style:style>
    <style:style style:name="gr59" style:family="graphic" style:parent-style-name="objectwithoutfill">
      <style:graphic-properties svg:stroke-width="0.159cm" draw:marker-start-width="0.364cm" draw:marker-end="Arrowheads_20_10" draw:marker-end-width="0.494cm" draw:fill="none" draw:textarea-vertical-align="middle" fo:padding-top="0.19cm" fo:padding-bottom="0.19cm" fo:padding-left="0.315cm" fo:padding-right="0.315cm"/>
    </style:style>
    <style:style style:name="gr60" style:family="graphic" style:parent-style-name="objectwithoutfill">
      <style:graphic-properties svg:stroke-width="0.159cm" draw:marker-start-width="0.363cm" draw:marker-end="Arrowheads_20_11" draw:marker-end-width="0.493cm" draw:fill="none" draw:textarea-vertical-align="middle" fo:padding-top="0.189cm" fo:padding-bottom="0.189cm" fo:padding-left="0.314cm" fo:padding-right="0.314cm"/>
    </style:style>
    <style:style style:name="gr61" style:family="graphic" style:parent-style-name="objectwithoutfill">
      <style:graphic-properties svg:stroke-width="0.159cm" draw:marker-start-width="0.363cm" draw:marker-end="Arrowheads_20_12" draw:marker-end-width="0.493cm" draw:fill="none" draw:textarea-vertical-align="middle" fo:padding-top="0.189cm" fo:padding-bottom="0.189cm" fo:padding-left="0.314cm" fo:padding-right="0.314cm"/>
    </style:style>
    <style:style style:name="gr6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3" style:family="graphic" style:parent-style-name="standard">
      <style:graphic-properties draw:fill-color="#b4c7dc" draw:textarea-horizontal-align="justify" draw:textarea-vertical-align="middle" draw:auto-grow-height="false" fo:min-height="0.75cm" fo:min-width="2.992cm"/>
      <style:paragraph-properties style:writing-mode="lr-tb"/>
    </style:style>
    <style:style style:name="gr64" style:family="graphic" style:parent-style-name="standard">
      <style:graphic-properties draw:fill-color="#b4c7dc" draw:textarea-horizontal-align="justify" draw:textarea-vertical-align="middle" draw:auto-grow-height="false" fo:min-height="0.75cm" fo:min-width="11cm"/>
      <style:paragraph-properties style:writing-mode="lr-tb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0.75cm" fo:min-width="13.5cm"/>
      <style:paragraph-properties style:writing-mode="lr-tb"/>
    </style:style>
    <style:style style:name="pr1" style:family="presentation" style:parent-style-name="Impress1-title">
      <style:graphic-properties draw:auto-grow-height="true" fo:min-height="1.873cm"/>
      <style:paragraph-properties style:writing-mode="lr-tb"/>
    </style:style>
    <style:style style:name="pr2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fo:min-height="1.589cm"/>
      <style:paragraph-properties style:writing-mode="lr-tb"/>
    </style:style>
    <style:style style:name="pr4" style:family="presentation" style:parent-style-name="Impress1-notes">
      <style:graphic-properties draw:fill-color="#ffffff" fo:min-height="13.364cm"/>
      <style:paragraph-properties style:writing-mode="lr-tb"/>
    </style:style>
    <style:style style:name="pr5" style:family="presentation" style:parent-style-name="Impress1-title">
      <style:graphic-properties fo:min-height="1.44cm"/>
      <style:paragraph-properties style:writing-mode="lr-tb"/>
    </style:style>
    <style:style style:name="pr6" style:family="presentation" style:parent-style-name="Impress1-title">
      <style:graphic-properties fo:min-height="1.5cm"/>
      <style:paragraph-properties style:writing-mode="lr-tb"/>
    </style:style>
    <style:style style:name="pr7" style:family="presentation" style:parent-style-name="Impress1-title">
      <style:graphic-properties fo:min-height="1.254cm"/>
      <style:paragraph-properties style:writing-mode="lr-tb"/>
    </style:style>
    <style:style style:name="pr8" style:family="presentation" style:parent-style-name="Impress1-title">
      <style:graphic-properties fo:min-height="3cm"/>
      <style:paragraph-properties style:writing-mode="lr-tb"/>
    </style:style>
    <style:style style:name="pr9" style:family="presentation" style:parent-style-name="Impress1-title">
      <style:graphic-properties fo:min-height="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0pt" style:text-underline-style="solid" style:text-underline-width="auto" style:text-underline-color="font-color" style:font-size-asian="30pt" style:font-size-complex="3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style:writing-mode="lr-tb"/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5983b0"/>
      <style:paragraph-properties fo:text-align="center" style:writing-mode="lr-tb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style:writing-mode="lr-tb"/>
      <style:text-properties fo:font-size="26pt" style:text-underline-style="solid" style:text-underline-width="auto" style:text-underline-color="font-color" style:font-size-asian="26pt" style:font-size-complex="26pt"/>
    </style:style>
    <style:style style:name="P13" style:family="paragraph">
      <loext:graphic-properties draw:fill="solid" draw:fill-color="#729fcf"/>
      <style:paragraph-properties fo:text-align="center" style:writing-mode="lr-tb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5983b0"/>
      <style:paragraph-properties fo:text-align="center" style:writing-mode="lr-tb"/>
    </style:style>
    <style:style style:name="P18" style:family="paragraph">
      <loext:graphic-properties draw:fill="solid" draw:fill-color="#5983b0"/>
      <style:paragraph-properties fo:text-align="center"/>
    </style:style>
    <style:style style:name="P19" style:family="paragraph">
      <loext:graphic-properties draw:fill="none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/>
      <style:text-properties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-color="#729fcf"/>
      <style:paragraph-properties fo:text-align="start" style:writing-mode="lr-tb"/>
    </style:style>
    <style:style style:name="P24" style:family="paragraph">
      <loext:graphic-properties draw:fill-color="#b4c7dc"/>
      <style:paragraph-properties fo:text-align="center" style:writing-mode="lr-tb"/>
    </style:style>
    <style:style style:name="P25" style:family="paragraph">
      <loext:graphic-properties draw:fill-color="#b4c7dc"/>
      <style:paragraph-properties fo:text-align="start" style:writing-mode="lr-tb"/>
    </style:style>
    <style:style style:name="P26" style:family="paragraph">
      <loext:graphic-properties draw:fill-color="#ffffff"/>
    </style:style>
    <style:style style:name="P27" style:family="paragraph">
      <style:text-properties fo:font-size="13pt" style:font-size-asian="13pt" style:font-size-complex="13pt"/>
    </style:style>
    <style:style style:name="P28" style:family="paragraph">
      <loext:graphic-properties draw:fill="none" draw:fill-color="#ffffff"/>
      <style:text-properties fo:font-size="13pt" style:font-size-asian="13pt" style:font-size-complex="13pt"/>
    </style:style>
    <style:style style:name="P29" style:family="paragraph">
      <loext:graphic-properties draw:fill-color="#729fcf"/>
      <style:paragraph-properties fo:text-align="center"/>
    </style:style>
    <style:style style:name="P30" style:family="paragraph">
      <loext:graphic-properties draw:fill="bitmap" draw:fill-image-name="Painted_20_White"/>
      <style:paragraph-properties fo:margin-top="0cm" fo:margin-bottom="0cm" fo:text-align="center"/>
    </style:style>
    <style:style style:name="P31" style:family="paragraph">
      <loext:graphic-properties draw:fill="solid" draw:fill-color="#5983b0"/>
      <style:paragraph-properties fo:margin-top="0cm" fo:margin-bottom="0cm" fo:text-align="center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2" draw:layer="layout" svg:width="7cm" svg:height="1.873cm" svg:x="2cm" svg:y="0.627cm" presentation:class="title" presentation:user-transformed="true">
          <draw:text-box>
            <text:p text:style-name="P1"><text:span text:style-name="T1">C Identifiers</text:span></text:p>
          </draw:text-box>
        </draw:frame>
        <draw:frame draw:style-name="gr1" draw:text-style-name="P3" draw:layer="layout" svg:width="23.473cm" svg:height="1.672cm" svg:x="2.027cm" svg:y="3cm">
          <draw:text-box>
            <text:p>"Identifiers" or "symbols" are the names you supply for variables, types, functions, and labels in your program. Identifier names must differ in spelling and case from any keywords</text:p>
          </draw:text-box>
        </draw:frame>
        <draw:frame draw:style-name="gr1" draw:text-style-name="P4" draw:layer="layout" svg:width="8.785cm" svg:height="0.961cm" svg:x="1.5cm" svg:y="5.5cm">
          <draw:text-box>
            <text:p><text:span text:style-name="T2">Types of identifiers</text:span></text:p>
          </draw:text-box>
        </draw:frame>
        <draw:frame draw:style-name="gr1" draw:text-style-name="P3" draw:layer="layout" svg:width="10.184cm" svg:height="1.672cm" svg:x="2.316cm" svg:y="6.828cm">
          <draw:text-box>
            <text:list text:style-name="L1">
              <text:list-item>
                <text:p>Internal identifier</text:p>
              </text:list-item>
              <text:list-item>
                <text:p>External identifier</text:p>
              </text:list-item>
            </text:list>
          </draw:text-box>
        </draw:frame>
        <draw:frame draw:style-name="gr1" draw:text-style-name="P3" draw:layer="layout" svg:width="23.24cm" svg:height="2.172cm" svg:x="2.26cm" svg:y="10.328cm">
          <draw:text-box>
            <text:list text:style-name="L1">
              <text:list-item>
                <text:p>If the identifier is not used in the external linkage, then it is known as an internal identifier. The internal identifiers can be local variables.</text:p>
              </text:list-item>
            </text:list>
          </draw:text-box>
        </draw:frame>
        <draw:frame draw:style-name="gr1" draw:text-style-name="P3" draw:layer="layout" svg:width="7cm" svg:height="1cm" svg:x="1.5cm" svg:y="8.964cm">
          <draw:text-box>
            <text:p><text:span text:style-name="T2">Internal Identifie</text:span>r</text:p>
          </draw:text-box>
        </draw:frame>
        <draw:frame draw:style-name="gr1" draw:text-style-name="P3" draw:layer="layout" svg:width="23cm" svg:height="2cm" svg:x="2cm" svg:y="13cm">
          <draw:text-box>
            <text:list text:style-name="L1">
              <text:list-item>
                <text:p>If the identifier is used in the external linkage, then it is known as an external identifier. The external identifiers can be function names, global variables.</text:p>
              </text:list-item>
            </text:list>
          </draw:text-box>
        </draw:frame>
        <draw:frame draw:style-name="gr1" draw:text-style-name="P4" draw:layer="layout" svg:width="6.934cm" svg:height="0.961cm" svg:x="1.566cm" svg:y="12.039cm">
          <draw:text-box>
            <text:p><text:span text:style-name="T2">External Identifi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text-style-name="P6" draw:layer="layout" svg:width="25cm" svg:height="1.589cm" svg:x="2cm" svg:y="0.456cm" presentation:class="title" presentation:user-transformed="true">
          <draw:text-box>
            <text:p><text:span text:style-name="T3">Rules for constructing C identifiers</text:span></text:p>
          </draw:text-box>
        </draw:frame>
        <draw:frame draw:style-name="gr1" draw:text-style-name="P3" draw:layer="layout" svg:width="23.298cm" svg:height="12cm" svg:x="2.5cm" svg:y="2.5cm">
          <draw:text-box>
            <text:list text:style-name="L1">
              <text:list-item>
                <text:p>The first character of an identifier should be either an alphabet or an underscore, and then it can be followed by any of the character, digit, or underscore. </text:p>
                <text:p/>
              </text:list-item>
              <text:list-item>
                <text:p>It should not begin with any numerical digit.</text:p>
                <text:p/>
              </text:list-item>
              <text:list-item>
                <text:p>In identifiers, both uppercase and lowercase letters are distinct. Therefore, we can say that identifiers are case sensitive.</text:p>
                <text:p/>
              </text:list-item>
              <text:list-item>
                <text:p>Commas or blank spaces cannot be specified within an identifier.</text:p>
                <text:p/>
              </text:list-item>
              <text:list-item>
                <text:p>Keywords cannot be represented as an identifier.</text:p>
                <text:p/>
              </text:list-item>
              <text:list-item>
                <text:p>The length of the identifiers should not be more than 31 characters.</text:p>
                <text:p/>
              </text:list-item>
              <text:list-item>
                <text:p>Identifiers should be written in such a way that it is meaningful, short, and easy to re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5" draw:text-style-name="P7" draw:layer="layout" svg:width="25cm" svg:height="1.44cm" svg:x="2cm" svg:y="0.28cm" presentation:class="title" presentation:user-transformed="true">
          <draw:text-box>
            <text:p><text:span text:style-name="T4">Data types</text:span></text:p>
          </draw:text-box>
        </draw:frame>
        <draw:custom-shape draw:style-name="gr3" draw:text-style-name="P9" draw:layer="layout" svg:width="8cm" svg:height="1.5cm" svg:x="10.5cm" svg:y="1.72cm">
          <text:p text:style-name="P8">Data type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8cm" svg:height="1.5cm" svg:x="1.5cm" svg:y="5.5cm">
          <text:p text:style-name="P8">Built in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8cm" svg:height="1.5cm" svg:x="19.5cm" svg:y="5.5cm">
          <text:p text:style-name="P8">User defined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cm" svg:height="1.5cm" svg:x="1.5cm" svg:y="7.5cm">
          <text:p text:style-name="P8">int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cm" svg:height="1.5cm" svg:x="1.5cm" svg:y="9cm">
          <text:p text:style-name="P8">char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cm" svg:height="1.5cm" svg:x="1.5cm" svg:y="10.5cm">
          <text:p text:style-name="P8">float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9" draw:layer="layout" svg:width="8cm" svg:height="1.5cm" svg:x="10.5cm" svg:y="5.5cm">
            <text:p text:style-name="P8">Derived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1.5cm" svg:x="10.5cm" svg:y="7.5cm">
            <text:p text:style-name="P8">array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1.5cm" svg:x="10.5cm" svg:y="9cm">
            <text:p text:style-name="P8">string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1.5cm" svg:x="10.5cm" svg:y="10.5cm">
            <text:p text:style-name="P8">pointer</text:p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8cm" svg:height="1.5cm" svg:x="10.5cm" svg:y="12cm">
            <text:p text:style-name="P8">function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0" draw:layer="layout" svg:width="8cm" svg:height="1.5cm" svg:x="19.5cm" svg:y="7.5cm">
          <text:p text:style-name="P8">Structure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cm" svg:height="1.5cm" svg:x="19.5cm" svg:y="9cm">
          <text:p text:style-name="P8">union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cm" svg:height="1.5cm" svg:x="19.5cm" svg:y="10.5cm">
          <text:p text:style-name="P8">Type def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cm" svg:height="1.5cm" svg:x="19.5cm" svg:y="12cm">
          <text:p text:style-name="P8">enum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cm" svg:height="1.5cm" svg:x="1.5cm" svg:y="12cm">
          <text:p text:style-name="P8">void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5cm" svg:y1="4cm" svg:x2="24cm" svg:y2="4cm">
          <text:p/>
        </draw:line>
        <draw:line draw:style-name="gr6" draw:text-style-name="P11" draw:layer="layout" svg:x1="14cm" svg:y1="3.194cm" svg:x2="14cm" svg:y2="5.474cm">
          <text:p/>
        </draw:line>
        <draw:line draw:style-name="gr6" draw:text-style-name="P11" draw:layer="layout" svg:x1="5cm" svg:y1="4cm" svg:x2="5cm" svg:y2="5.5cm">
          <text:p/>
        </draw:line>
        <draw:line draw:style-name="gr6" draw:text-style-name="P11" draw:layer="layout" svg:x1="24cm" svg:y1="4cm" svg:x2="24cm" svg:y2="5.5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text-style-name="P12" draw:layer="layout" svg:width="25cm" svg:height="1.5cm" svg:x="2cm" svg:y="0.5cm" presentation:class="title" presentation:user-transformed="true">
          <draw:text-box>
            <text:p><text:span text:style-name="T5">Integer</text:span></text:p>
          </draw:text-box>
        </draw:frame>
        <draw:g>
          <draw:custom-shape draw:style-name="gr7" draw:text-style-name="P13" draw:layer="layout" svg:width="4cm" svg:height="1cm" svg:x="2cm" svg:y="6.214cm">
            <text:p text:style-name="P8">int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4cm" svg:height="1cm" svg:x="2cm" svg:y="9.286cm">
            <text:p text:style-name="P8">long int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4cm" svg:height="1cm" svg:x="2.107cm" svg:y="12.214cm">
            <text:p text:style-name="P8">long long int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5cm" svg:height="1cm" svg:x="8cm" svg:y="8.5cm">
            <text:p text:style-name="P8">signed long int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5cm" svg:height="1cm" svg:x="8cm" svg:y="10cm">
            <text:p text:style-name="P8">unsigned long int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5cm" svg:height="1cm" svg:x="8cm" svg:y="11.5cm">
            <text:p text:style-name="P8">signed long long int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5cm" svg:height="1cm" svg:x="8cm" svg:y="13cm">
            <text:p text:style-name="P8">unsigned long long int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5cm" svg:height="1cm" svg:x="7.964cm" svg:y="7cm">
            <text:p text:style-name="P8">unsigned int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5cm" svg:height="1cm" svg:x="7.964cm" svg:y="5.5cm">
            <text:p text:style-name="P8">signed int</text:p>
            <draw:enhanced-geometry svg:viewBox="0 0 21600 21600" draw:type="rectangle" draw:enhanced-path="M 0 0 L 21600 0 21600 21600 0 21600 0 0 Z N"/>
          </draw:custom-shape>
          <draw:g>
            <draw:line draw:style-name="gr9" draw:text-style-name="P14" draw:layer="layout" svg:x1="6.143cm" svg:y1="12.785cm" svg:x2="7cm" svg:y2="12.785cm">
              <text:p/>
            </draw:line>
            <draw:line draw:style-name="gr9" draw:text-style-name="P14" draw:layer="layout" svg:x1="7cm" svg:y1="12cm" svg:x2="7cm" svg:y2="13.5cm">
              <text:p/>
            </draw:line>
            <draw:line draw:style-name="gr10" draw:text-style-name="P14" draw:layer="layout" svg:x1="7cm" svg:y1="12cm" svg:x2="8cm" svg:y2="12cm">
              <text:p/>
            </draw:line>
            <draw:line draw:style-name="gr11" draw:text-style-name="P14" draw:layer="layout" svg:x1="7cm" svg:y1="13.5cm" svg:x2="8cm" svg:y2="13.5cm">
              <text:p/>
            </draw:line>
          </draw:g>
          <draw:g>
            <draw:line draw:style-name="gr9" draw:text-style-name="P14" draw:layer="layout" svg:x1="6cm" svg:y1="6.785cm" svg:x2="6.964cm" svg:y2="6.785cm">
              <text:p/>
            </draw:line>
            <draw:line draw:style-name="gr9" draw:text-style-name="P14" draw:layer="layout" svg:x1="6.964cm" svg:y1="6cm" svg:x2="6.964cm" svg:y2="7.5cm">
              <text:p/>
            </draw:line>
            <draw:line draw:style-name="gr10" draw:text-style-name="P14" draw:layer="layout" svg:x1="6.964cm" svg:y1="6cm" svg:x2="7.964cm" svg:y2="6cm">
              <text:p/>
            </draw:line>
            <draw:line draw:style-name="gr11" draw:text-style-name="P14" draw:layer="layout" svg:x1="6.964cm" svg:y1="7.5cm" svg:x2="7.964cm" svg:y2="7.5cm">
              <text:p/>
            </draw:line>
          </draw:g>
          <draw:g>
            <draw:line draw:style-name="gr9" draw:text-style-name="P14" draw:layer="layout" svg:x1="6cm" svg:y1="9.785cm" svg:x2="7cm" svg:y2="9.785cm">
              <text:p/>
            </draw:line>
            <draw:line draw:style-name="gr9" draw:text-style-name="P14" draw:layer="layout" svg:x1="7cm" svg:y1="9cm" svg:x2="7cm" svg:y2="10.5cm">
              <text:p/>
            </draw:line>
            <draw:line draw:style-name="gr10" draw:text-style-name="P14" draw:layer="layout" svg:x1="7cm" svg:y1="9cm" svg:x2="8cm" svg:y2="9cm">
              <text:p/>
            </draw:line>
            <draw:line draw:style-name="gr11" draw:text-style-name="P14" draw:layer="layout" svg:x1="7cm" svg:y1="10.5cm" svg:x2="8cm" svg:y2="10.5cm">
              <text:p/>
            </draw:line>
          </draw:g>
          <draw:custom-shape draw:style-name="gr12" draw:text-style-name="P16" draw:layer="layout" svg:width="2.63cm" svg:height="1cm" svg:x="15.87cm" svg:y="8.5cm">
            <text:p text:style-name="P15">8 byte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.63cm" svg:height="1cm" svg:x="15.87cm" svg:y="10cm">
            <text:p text:style-name="P15">8 byte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.63cm" svg:height="1cm" svg:x="15.87cm" svg:y="11.5cm">
            <text:p text:style-name="P15">10 byte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.63cm" svg:height="1cm" svg:x="15.87cm" svg:y="13cm">
            <text:p text:style-name="P15">10 byte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2.63cm" svg:height="1cm" svg:x="15.857cm" svg:y="7cm">
            <text:p text:style-name="P15">4 byte</text:p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2.63cm" svg:height="1cm" svg:x="15.857cm" svg:y="5.5cm">
            <text:p text:style-name="P8">4 byte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4cm" svg:height="1cm" svg:x="2.067cm" svg:y="3.36cm">
            <text:p text:style-name="P8">short int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5cm" svg:height="1cm" svg:x="7.96cm" svg:y="2.574cm">
            <text:p text:style-name="P8">signed short int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7.5cm" svg:height="1cm" svg:x="7.96cm" svg:y="4.074cm">
            <text:p text:style-name="P8">unsigned short int</text:p>
            <draw:enhanced-geometry svg:viewBox="0 0 21600 21600" draw:type="rectangle" draw:enhanced-path="M 0 0 L 21600 0 21600 21600 0 21600 0 0 Z N"/>
          </draw:custom-shape>
          <draw:g>
            <draw:line draw:style-name="gr9" draw:text-style-name="P14" draw:layer="layout" svg:x1="6.103cm" svg:y1="3.859cm" svg:x2="6.96cm" svg:y2="3.859cm">
              <text:p/>
            </draw:line>
            <draw:line draw:style-name="gr9" draw:text-style-name="P14" draw:layer="layout" svg:x1="6.96cm" svg:y1="3.074cm" svg:x2="6.96cm" svg:y2="4.574cm">
              <text:p/>
            </draw:line>
            <draw:line draw:style-name="gr10" draw:text-style-name="P14" draw:layer="layout" svg:x1="6.96cm" svg:y1="3.074cm" svg:x2="7.96cm" svg:y2="3.074cm">
              <text:p/>
            </draw:line>
            <draw:line draw:style-name="gr11" draw:text-style-name="P14" draw:layer="layout" svg:x1="6.96cm" svg:y1="4.574cm" svg:x2="7.96cm" svg:y2="4.574cm">
              <text:p/>
            </draw:line>
          </draw:g>
          <draw:custom-shape draw:style-name="gr13" draw:text-style-name="P16" draw:layer="layout" svg:width="2.647cm" svg:height="1cm" svg:x="15.853cm" svg:y="2.574cm">
            <text:p text:style-name="P15">2 byte</text:p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2.647cm" svg:height="1cm" svg:x="15.853cm" svg:y="4.074cm">
            <text:p text:style-name="P15">2 byte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8.95cm" svg:height="1cm" svg:x="18.911cm" svg:y="8.5cm">
            <text:p text:style-name="P15">-ve <text:s/>0 <text:s/>+ve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8.95cm" svg:height="1cm" svg:x="18.911cm" svg:y="10cm">
            <text:p text:style-name="P15">0 <text:s text:c="2"/>+ve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8.95cm" svg:height="1cm" svg:x="18.911cm" svg:y="11.5cm">
            <text:p text:style-name="P15">-ve <text:s/>0 <text:s/>+ve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8.95cm" svg:height="1cm" svg:x="18.911cm" svg:y="13cm">
            <text:p text:style-name="P15">0 <text:s text:c="2"/>+ve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8.95cm" svg:height="1cm" svg:x="18.867cm" svg:y="7cm">
            <text:p text:style-name="P15">0 to 4294967296 </text:p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8.95cm" svg:height="1cm" svg:x="18.867cm" svg:y="5.5cm">
            <text:p text:style-name="P8">-2147483648 to 2147483647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9.008cm" svg:height="1cm" svg:x="18.853cm" svg:y="2.574cm">
            <text:p text:style-name="P15">-32768 <text:s text:c="2"/>to <text:s text:c="2"/>32767 <text:s/></text:p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9.008cm" svg:height="1cm" svg:x="18.853cm" svg:y="4.074cm">
            <text:p text:style-name="P15">0 to 65535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7" draw:text-style-name="P12" draw:layer="layout" svg:width="25cm" svg:height="1.254cm" svg:x="2cm" svg:y="1cm" presentation:class="title" presentation:user-transformed="true">
          <draw:text-box>
            <text:p><text:span text:style-name="T5">char</text:span></text:p>
          </draw:text-box>
        </draw:frame>
        <draw:custom-shape draw:style-name="gr16" draw:text-style-name="P17" draw:layer="layout" svg:width="5.5cm" svg:height="1.5cm" svg:x="2.5cm" svg:y="7.5cm">
          <text:p text:style-name="P8">cha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.5cm" svg:height="1.5cm" svg:x="11.5cm" svg:y="3.5cm">
          <text:p text:style-name="P8">Signed char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5.5cm" svg:height="1.5cm" svg:x="11.5cm" svg:y="10.5cm">
          <text:p text:style-name="P8">Unsigned char</text:p>
          <draw:enhanced-geometry svg:viewBox="0 0 21600 21600" draw:type="rectangle" draw:enhanced-path="M 0 0 L 21600 0 21600 21600 0 21600 0 0 Z N"/>
        </draw:custom-shape>
        <draw:line draw:style-name="gr17" draw:text-style-name="P18" draw:layer="layout" svg:x1="10cm" svg:y1="4.5cm" svg:x2="10cm" svg:y2="11.5cm">
          <text:p/>
        </draw:line>
        <draw:line draw:style-name="gr18" draw:text-style-name="P18" draw:layer="layout" svg:x1="10cm" svg:y1="4.5cm" svg:x2="11.5cm" svg:y2="4.5cm">
          <text:p/>
        </draw:line>
        <draw:line draw:style-name="gr19" draw:text-style-name="P18" draw:layer="layout" svg:x1="10cm" svg:y1="11.5cm" svg:x2="11.5cm" svg:y2="11.5cm">
          <text:p/>
        </draw:line>
        <draw:line draw:style-name="gr17" draw:text-style-name="P18" draw:layer="layout" svg:x1="8cm" svg:y1="8cm" svg:x2="10cm" svg:y2="8cm">
          <text:p/>
        </draw:line>
        <draw:custom-shape draw:style-name="gr20" draw:text-style-name="P17" draw:layer="layout" svg:width="2.5cm" svg:height="1.5cm" svg:x="17.5cm" svg:y="3.5cm">
          <text:p text:style-name="P8">1 Byte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5cm" svg:height="1.5cm" svg:x="20.5cm" svg:y="3.5cm">
          <text:p text:style-name="P8">-128 to127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5cm" svg:height="1.5cm" svg:x="17.5cm" svg:y="10.5cm">
          <text:p text:style-name="P8">1 Byte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5cm" svg:height="1.5cm" svg:x="20.5cm" svg:y="10.5cm">
          <text:p text:style-name="P8">0 to 256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9">
        <office:forms form:automatic-focus="false" form:apply-design-mode="false"/>
        <draw:custom-shape draw:style-name="gr22" draw:text-style-name="P9" draw:layer="layout" svg:width="5.5cm" svg:height="2cm" svg:x="4cm" svg:y="7cm">
          <text:p text:style-name="P8">float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5cm" svg:height="2cm" svg:x="12.5cm" svg:y="3cm">
          <text:p text:style-name="P8">double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5cm" svg:height="2cm" svg:x="12.5cm" svg:y="7cm">
          <text:p text:style-name="P8">float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5cm" svg:height="2cm" svg:x="12.5cm" svg:y="11cm">
          <text:p text:style-name="P8">long</text:p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10.5cm" svg:y1="4cm" svg:x2="12.5cm" svg:y2="4cm">
          <text:p/>
        </draw:line>
        <draw:line draw:style-name="gr23" draw:text-style-name="P11" draw:layer="layout" svg:x1="9.5cm" svg:y1="8cm" svg:x2="12.5cm" svg:y2="8cm">
          <text:p/>
        </draw:line>
        <draw:line draw:style-name="gr23" draw:text-style-name="P11" draw:layer="layout" svg:x1="10.5cm" svg:y1="12cm" svg:x2="12.5cm" svg:y2="12cm">
          <text:p/>
        </draw:line>
        <draw:line draw:style-name="gr24" draw:text-style-name="P11" draw:layer="layout" svg:x1="10.5cm" svg:y1="4cm" svg:x2="10.5cm" svg:y2="12cm">
          <text:p/>
        </draw:line>
        <draw:custom-shape draw:style-name="gr22" draw:text-style-name="P9" draw:layer="layout" svg:width="5.5cm" svg:height="2cm" svg:x="19cm" svg:y="3cm">
          <text:p text:style-name="P8">4 Byte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5cm" svg:height="2cm" svg:x="19cm" svg:y="7cm">
          <text:p text:style-name="P15">8 Byte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5cm" svg:height="2cm" svg:x="19cm" svg:y="11cm">
          <text:p text:style-name="P15">10 Byte</text:p>
          <draw:enhanced-geometry svg:viewBox="0 0 21600 21600" draw:type="rectangle" draw:enhanced-path="M 0 0 L 21600 0 21600 21600 0 21600 0 0 Z N"/>
        </draw:custom-shape>
        <draw:frame presentation:style-name="pr8" draw:text-style-name="P12" draw:layer="layout" svg:width="25cm" svg:height="3cm" svg:x="2cm" svg:y="0.5cm" presentation:class="title">
          <draw:text-box>
            <text:p><text:span text:style-name="T5">Flo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text-style-name="P2" draw:layer="layout" svg:width="25cm" svg:height="1.5cm" svg:x="2cm" svg:y="0.5cm" presentation:class="title" presentation:user-transformed="true">
          <draw:text-box>
            <text:p><text:span text:style-name="T1">Format specifiers</text:span></text:p>
          </draw:text-box>
        </draw:frame>
        <draw:frame draw:style-name="gr1" draw:text-style-name="P19" draw:layer="layout" svg:width="22.5cm" svg:height="2.383cm" svg:x="2cm" svg:y="2.617cm">
          <draw:text-box>
            <text:p>The format specifier is used during input and output. It is a way to tell the compiler what type of data is in a variable during taking input using scanf() or printing using printf(). Some examples are %c, %d, %f, etc.</text:p>
          </draw:text-box>
        </draw:frame>
        <draw:frame draw:style-name="gr1" draw:text-style-name="P19" draw:layer="layout" svg:width="10.645cm" svg:height="0.961cm" svg:x="1.855cm" svg:y="8.5cm">
          <draw:text-box>
            <text:p><text:s/>printf("format string",argument_list);</text:p>
          </draw:text-box>
        </draw:frame>
        <draw:frame draw:style-name="gr1" draw:text-style-name="P21" draw:layer="layout" svg:width="22.307cm" svg:height="6.04cm" svg:x="2cm" svg:y="6.46cm">
          <draw:text-box>
            <text:p text:style-name="P20"><text:span text:style-name="T6">The printf() is a library function to send formatted output to the screen. The function prints the string inside quotations</text:span></text:p>
          </draw:text-box>
        </draw:frame>
        <draw:frame draw:style-name="gr1" draw:text-style-name="P19" draw:layer="layout" svg:width="10.751cm" svg:height="0.961cm" svg:x="2.249cm" svg:y="13.62cm">
          <draw:text-box>
            <text:p>scanf("format string",argument_list); </text:p>
          </draw:text-box>
        </draw:frame>
        <draw:frame draw:style-name="gr1" draw:text-style-name="P21" draw:layer="layout" svg:width="22.113cm" svg:height="0.961cm" svg:x="1.953cm" svg:y="11.58cm">
          <draw:text-box>
            <text:p text:style-name="P20"><text:span text:style-name="T6">The scanf() function is used for input. It reads the input data from the cons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>
        <office:forms form:automatic-focus="false" form:apply-design-mode="false"/>
        <draw:g>
          <draw:custom-shape draw:style-name="gr25" draw:text-style-name="P10" draw:layer="layout" svg:width="3.125cm" svg:height="1cm" svg:x="5cm" svg:y="6cm">
            <text:p text:style-name="P8">%Lf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6.875cm" svg:height="1cm" svg:x="8.125cm" svg:y="6cm">
            <text:p text:style-name="P22">long doubl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4" draw:layer="layout" svg:width="3.125cm" svg:height="1cm" svg:x="5cm" svg:y="3cm">
            <text:p text:style-name="P8">%c</text:p>
            <draw:enhanced-geometry svg:viewBox="0 0 21600 21600" draw:type="rectangle" draw:enhanced-path="M 0 0 L 21600 0 21600 21600 0 21600 0 0 Z N"/>
          </draw:custom-shape>
          <draw:custom-shape draw:style-name="gr28" draw:text-style-name="P25" draw:layer="layout" svg:width="6.875cm" svg:height="1cm" svg:x="8.125cm" svg:y="3cm">
            <text:p text:style-name="P22">cha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0" draw:layer="layout" svg:width="3.125cm" svg:height="1cm" svg:x="5cm" svg:y="4cm">
            <text:p text:style-name="P8">%f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6.875cm" svg:height="1cm" svg:x="8.125cm" svg:y="4cm">
            <text:p text:style-name="P22">floa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4" draw:layer="layout" svg:width="3.125cm" svg:height="1cm" svg:x="5cm" svg:y="5cm">
            <text:p text:style-name="P8">%lf</text:p>
            <draw:enhanced-geometry svg:viewBox="0 0 21600 21600" draw:type="rectangle" draw:enhanced-path="M 0 0 L 21600 0 21600 21600 0 21600 0 0 Z N"/>
          </draw:custom-shape>
          <draw:custom-shape draw:style-name="gr28" draw:text-style-name="P25" draw:layer="layout" svg:width="6.875cm" svg:height="1cm" svg:x="8.125cm" svg:y="5cm">
            <text:p text:style-name="P22">doubl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0" draw:layer="layout" svg:width="3.125cm" svg:height="1cm" svg:x="5cm" svg:y="2cm">
            <text:p text:style-name="P8">%d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6.875cm" svg:height="1cm" svg:x="8.125cm" svg:y="2cm">
            <text:p text:style-name="P22">int/signed i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4" draw:layer="layout" svg:width="3.125cm" svg:height="1cm" svg:x="5cm" svg:y="7cm">
            <text:p text:style-name="P8">%s</text:p>
            <draw:enhanced-geometry svg:viewBox="0 0 21600 21600" draw:type="rectangle" draw:enhanced-path="M 0 0 L 21600 0 21600 21600 0 21600 0 0 Z N"/>
          </draw:custom-shape>
          <draw:custom-shape draw:style-name="gr28" draw:text-style-name="P25" draw:layer="layout" svg:width="6.875cm" svg:height="1cm" svg:x="8.125cm" svg:y="7cm">
            <text:p text:style-name="P22">string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0" draw:layer="layout" svg:width="3.125cm" svg:height="1cm" svg:x="5cm" svg:y="8cm">
            <text:p text:style-name="P8">%u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6.875cm" svg:height="1cm" svg:x="8.125cm" svg:y="8cm">
            <text:p text:style-name="P22">unsigned i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4" draw:layer="layout" svg:width="3.125cm" svg:height="1cm" svg:x="5cm" svg:y="9cm">
            <text:p text:style-name="P8">%li</text:p>
            <draw:enhanced-geometry svg:viewBox="0 0 21600 21600" draw:type="rectangle" draw:enhanced-path="M 0 0 L 21600 0 21600 21600 0 21600 0 0 Z N"/>
          </draw:custom-shape>
          <draw:custom-shape draw:style-name="gr28" draw:text-style-name="P25" draw:layer="layout" svg:width="6.875cm" svg:height="1cm" svg:x="8.125cm" svg:y="9cm">
            <text:p text:style-name="P22">long i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0" draw:layer="layout" svg:width="3.125cm" svg:height="1cm" svg:x="5cm" svg:y="10cm">
            <text:p text:style-name="P8">%lli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6.875cm" svg:height="1cm" svg:x="8.125cm" svg:y="10cm">
            <text:p text:style-name="P22">long long <text:s/>i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4" draw:layer="layout" svg:width="3.125cm" svg:height="1cm" svg:x="5cm" svg:y="11cm">
            <text:p text:style-name="P8">%lu</text:p>
            <draw:enhanced-geometry svg:viewBox="0 0 21600 21600" draw:type="rectangle" draw:enhanced-path="M 0 0 L 21600 0 21600 21600 0 21600 0 0 Z N"/>
          </draw:custom-shape>
          <draw:custom-shape draw:style-name="gr28" draw:text-style-name="P25" draw:layer="layout" svg:width="6.875cm" svg:height="1cm" svg:x="8.125cm" svg:y="11cm">
            <text:p text:style-name="P22">unsigned long i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5" draw:layer="layout" svg:width="3.125cm" svg:height="1cm" svg:x="15.5cm" svg:y="2cm">
            <text:p text:style-name="P22">%llu</text:p>
            <draw:enhanced-geometry svg:viewBox="0 0 21600 21600" draw:type="rectangle" draw:enhanced-path="M 0 0 L 21600 0 21600 21600 0 21600 0 0 Z N"/>
          </draw:custom-shape>
          <draw:custom-shape draw:style-name="gr28" draw:text-style-name="P25" draw:layer="layout" svg:width="6.875cm" svg:height="1cm" svg:x="18.625cm" svg:y="2cm">
            <text:p text:style-name="P22">unsigned long long i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23" draw:layer="layout" svg:width="3.125cm" svg:height="1cm" svg:x="15.5cm" svg:y="5cm">
            <text:p text:style-name="P22">%x%p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6.875cm" svg:height="1cm" svg:x="18.625cm" svg:y="5cm">
            <text:p text:style-name="P22">Pointer/address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23" draw:layer="layout" svg:width="3.125cm" svg:height="1cm" svg:x="15.5cm" svg:y="3cm">
            <text:p text:style-name="P22">%hi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6.875cm" svg:height="1cm" svg:x="18.625cm" svg:y="3cm">
            <text:p text:style-name="P22"><text:s/>short i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5" draw:layer="layout" svg:width="3.125cm" svg:height="1cm" svg:x="15.5cm" svg:y="4cm">
            <text:p text:style-name="P22">%hu</text:p>
            <draw:enhanced-geometry svg:viewBox="0 0 21600 21600" draw:type="rectangle" draw:enhanced-path="M 0 0 L 21600 0 21600 21600 0 21600 0 0 Z N"/>
          </draw:custom-shape>
          <draw:custom-shape draw:style-name="gr28" draw:text-style-name="P25" draw:layer="layout" svg:width="6.875cm" svg:height="1cm" svg:x="18.625cm" svg:y="4cm">
            <text:p text:style-name="P22">Unsigned shor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5" draw:layer="layout" svg:width="3.125cm" svg:height="1cm" svg:x="15.5cm" svg:y="6cm">
            <text:p text:style-name="P22">%e</text:p>
            <draw:enhanced-geometry svg:viewBox="0 0 21600 21600" draw:type="rectangle" draw:enhanced-path="M 0 0 L 21600 0 21600 21600 0 21600 0 0 Z N"/>
          </draw:custom-shape>
          <draw:custom-shape draw:style-name="gr28" draw:text-style-name="P25" draw:layer="layout" svg:width="6.875cm" svg:height="1cm" svg:x="18.625cm" svg:y="6cm">
            <text:p text:style-name="P22">scientific notation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23" draw:layer="layout" svg:width="3.125cm" svg:height="1cm" svg:x="15.5cm" svg:y="7cm">
            <text:p text:style-name="P22">%o</text:p>
            <draw:enhanced-geometry svg:viewBox="0 0 21600 21600" draw:type="rectangle" draw:enhanced-path="M 0 0 L 21600 0 21600 21600 0 21600 0 0 Z N"/>
          </draw:custom-shape>
          <draw:custom-shape draw:style-name="gr26" draw:text-style-name="P23" draw:layer="layout" svg:width="6.875cm" svg:height="1cm" svg:x="18.625cm" svg:y="7cm">
            <text:p text:style-name="P22">octa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25" draw:layer="layout" svg:width="3.125cm" svg:height="1cm" svg:x="15.5cm" svg:y="8cm">
            <text:p text:style-name="P22">%x</text:p>
            <draw:enhanced-geometry svg:viewBox="0 0 21600 21600" draw:type="rectangle" draw:enhanced-path="M 0 0 L 21600 0 21600 21600 0 21600 0 0 Z N"/>
          </draw:custom-shape>
          <draw:custom-shape draw:style-name="gr28" draw:text-style-name="P25" draw:layer="layout" svg:width="6.875cm" svg:height="1cm" svg:x="18.625cm" svg:y="8cm">
            <text:p text:style-name="P22">Hexadecimals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9">
        <office:forms form:automatic-focus="false" form:apply-design-mode="false"/>
        <draw:frame presentation:style-name="pr9" draw:text-style-name="P2" draw:layer="layout" svg:width="25cm" svg:height="2cm" svg:x="2cm" svg:y="0.5cm" presentation:class="title" presentation:user-transformed="true">
          <draw:text-box>
            <text:p><text:span text:style-name="T1">Relation between Format specifiers &amp;Data type</text:span></text:p>
          </draw:text-box>
        </draw:frame>
        <draw:frame draw:style-name="gr29" draw:text-style-name="P28" draw:layer="layout" svg:width="1.835cm" svg:height="0.763cm" draw:transform="rotate (0.698131700797732) translate (7.823cm 3.399cm)">
          <draw:text-box>
            <text:p text:style-name="P27"><text:span text:style-name="T7">-2</text:span></text:p>
          </draw:text-box>
        </draw:frame>
        <draw:g>
          <draw:g>
            <draw:line draw:style-name="gr24" draw:text-style-name="P11" draw:layer="layout" svg:x1="3.802cm" svg:y1="6.701cm" svg:x2="9.802cm" svg:y2="6.701cm">
              <text:p/>
            </draw:line>
            <draw:line draw:style-name="gr24" draw:text-style-name="P11" draw:layer="layout" svg:x1="6.802cm" svg:y1="9.701cm" svg:x2="6.802cm" svg:y2="3.701cm">
              <text:p/>
            </draw:line>
            <draw:line draw:style-name="gr24" draw:text-style-name="P11" draw:layer="layout" svg:x1="3.802cm" svg:y1="6.702cm" svg:x2="9.802cm" svg:y2="6.702cm">
              <text:p/>
            </draw:line>
            <draw:line draw:style-name="gr24" draw:text-style-name="P11" draw:layer="layout" svg:x1="6.802cm" svg:y1="9.702cm" svg:x2="6.802cm" svg:y2="3.702cm">
              <text:p/>
            </draw:line>
            <draw:line draw:style-name="gr24" draw:text-style-name="P11" draw:layer="layout" svg:x1="4.681cm" svg:y1="8.824cm" svg:x2="8.924cm" svg:y2="4.581cm">
              <text:p/>
            </draw:line>
            <draw:line draw:style-name="gr24" draw:text-style-name="P11" draw:layer="layout" svg:x1="8.924cm" svg:y1="8.824cm" svg:x2="4.681cm" svg:y2="4.581cm">
              <text:p/>
            </draw:line>
            <draw:line draw:style-name="gr24" draw:text-style-name="P11" draw:layer="layout" svg:x1="4.681cm" svg:y1="8.824cm" svg:x2="8.924cm" svg:y2="4.581cm">
              <text:p/>
            </draw:line>
            <draw:line draw:style-name="gr24" draw:text-style-name="P11" draw:layer="layout" svg:x1="8.924cm" svg:y1="8.824cm" svg:x2="4.681cm" svg:y2="4.581cm">
              <text:p/>
            </draw:line>
            <draw:line draw:style-name="gr24" draw:text-style-name="P11" draw:layer="layout" svg:x1="4.083cm" svg:y1="7.97cm" svg:x2="9.521cm" svg:y2="5.434cm">
              <text:p/>
            </draw:line>
            <draw:line draw:style-name="gr24" draw:text-style-name="P11" draw:layer="layout" svg:x1="8.07cm" svg:y1="9.421cm" svg:x2="5.534cm" svg:y2="3.983cm">
              <text:p/>
            </draw:line>
            <draw:line draw:style-name="gr24" draw:text-style-name="P11" draw:layer="layout" svg:x1="4.083cm" svg:y1="7.971cm" svg:x2="9.521cm" svg:y2="5.435cm">
              <text:p/>
            </draw:line>
            <draw:line draw:style-name="gr24" draw:text-style-name="P11" draw:layer="layout" svg:x1="8.071cm" svg:y1="9.422cm" svg:x2="5.535cm" svg:y2="3.984cm">
              <text:p/>
            </draw:line>
            <draw:line draw:style-name="gr24" draw:text-style-name="P11" draw:layer="layout" svg:x1="5.776cm" svg:y1="9.522cm" svg:x2="7.828cm" svg:y2="3.884cm">
              <text:p/>
            </draw:line>
            <draw:line draw:style-name="gr24" draw:text-style-name="P11" draw:layer="layout" svg:x1="9.621cm" svg:y1="7.729cm" svg:x2="3.983cm" svg:y2="5.677cm">
              <text:p/>
            </draw:line>
            <draw:line draw:style-name="gr24" draw:text-style-name="P11" draw:layer="layout" svg:x1="5.777cm" svg:y1="9.522cm" svg:x2="7.829cm" svg:y2="3.884cm">
              <text:p/>
            </draw:line>
            <draw:line draw:style-name="gr24" draw:text-style-name="P11" draw:layer="layout" svg:x1="9.622cm" svg:y1="7.729cm" svg:x2="3.984cm" svg:y2="5.677cm">
              <text:p/>
            </draw:line>
            <draw:custom-shape draw:style-name="gr30" draw:text-style-name="P29" draw:layer="layout" svg:width="5cm" svg:height="5cm" svg:x="4.302cm" svg:y="4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1" draw:text-style-name="P28" draw:layer="layout" svg:width="3cm" svg:height="0.763cm" draw:transform="rotate (0.261799387799149) translate (9.521cm 4.976cm)">
            <draw:text-box>
              <text:p text:style-name="P27"><text:span text:style-name="T7">0</text:span></text:p>
            </draw:text-box>
          </draw:frame>
          <draw:frame draw:style-name="gr31" draw:text-style-name="P28" draw:layer="layout" svg:width="3cm" svg:height="0.763cm" svg:x="9.803cm" svg:y="6.438cm">
            <draw:text-box>
              <text:p text:style-name="P27"><text:span text:style-name="T7">1</text:span></text:p>
            </draw:text-box>
          </draw:frame>
          <draw:frame draw:style-name="gr31" draw:text-style-name="P28" draw:layer="layout" svg:width="3cm" svg:height="0.763cm" draw:transform="rotate (-0.261799387799149) translate (9.819cm 7.45cm)">
            <draw:text-box>
              <text:p text:style-name="P27"><text:span text:style-name="T7">2</text:span></text:p>
            </draw:text-box>
          </draw:frame>
          <draw:frame draw:style-name="gr31" draw:text-style-name="P28" draw:layer="layout" svg:width="3cm" svg:height="0.763cm" draw:transform="rotate (0.523598775598299) translate (8.822cm 4.2cm)">
            <draw:text-box>
              <text:p text:style-name="P27"><text:span text:style-name="T7">-1</text:span></text:p>
            </draw:text-box>
          </draw:frame>
          <draw:frame draw:style-name="gr29" draw:text-style-name="P28" draw:layer="layout" svg:width="1.368cm" svg:height="0.763cm" draw:transform="rotate (0.349065850398866) translate (2.756cm 8.168cm)">
            <draw:text-box>
              <text:p text:style-name="P27"><text:span text:style-name="T7">255</text:span></text:p>
            </draw:text-box>
          </draw:frame>
          <draw:frame draw:style-name="gr31" draw:text-style-name="P28" draw:layer="layout" svg:width="3cm" svg:height="0.763cm" svg:x="2.5cm" svg:y="6.319cm">
            <draw:text-box>
              <text:p text:style-name="P27"><text:span text:style-name="T7">-256</text:span></text:p>
            </draw:text-box>
          </draw:frame>
          <draw:frame draw:style-name="gr31" draw:text-style-name="P28" draw:layer="layout" svg:width="3cm" svg:height="0.763cm" draw:transform="rotate (-0.261799387799149) translate (2.697cm 4.825cm)">
            <draw:text-box>
              <text:p text:style-name="P27"><text:span text:style-name="T7">-255</text:span></text:p>
            </draw:text-box>
          </draw:frame>
          <draw:frame draw:style-name="gr29" draw:text-style-name="P28" draw:layer="layout" svg:width="1.879cm" svg:height="0.763cm" draw:transform="rotate (0.872664625997165) translate (3.51cm 9.41cm)">
            <draw:text-box>
              <text:p text:style-name="P27"><text:span text:style-name="T7">254</text:span></text:p>
            </draw:text-box>
          </draw:frame>
        </draw:g>
        <draw:g>
          <draw:g>
            <draw:line draw:style-name="gr32" draw:text-style-name="P30" draw:layer="layout" svg:x1="15.499cm" svg:y1="6.701cm" svg:x2="21.499cm" svg:y2="6.701cm">
              <text:p/>
            </draw:line>
            <draw:line draw:style-name="gr32" draw:text-style-name="P30" draw:layer="layout" svg:x1="18.499cm" svg:y1="9.701cm" svg:x2="18.499cm" svg:y2="3.701cm">
              <text:p/>
            </draw:line>
            <draw:line draw:style-name="gr32" draw:text-style-name="P30" draw:layer="layout" svg:x1="15.499cm" svg:y1="6.702cm" svg:x2="21.499cm" svg:y2="6.702cm">
              <text:p/>
            </draw:line>
            <draw:line draw:style-name="gr32" draw:text-style-name="P30" draw:layer="layout" svg:x1="18.499cm" svg:y1="9.702cm" svg:x2="18.499cm" svg:y2="3.702cm">
              <text:p/>
            </draw:line>
            <draw:line draw:style-name="gr32" draw:text-style-name="P30" draw:layer="layout" svg:x1="16.378cm" svg:y1="8.824cm" svg:x2="20.621cm" svg:y2="4.581cm">
              <text:p/>
            </draw:line>
            <draw:line draw:style-name="gr32" draw:text-style-name="P30" draw:layer="layout" svg:x1="20.621cm" svg:y1="8.824cm" svg:x2="16.378cm" svg:y2="4.581cm">
              <text:p/>
            </draw:line>
            <draw:line draw:style-name="gr32" draw:text-style-name="P30" draw:layer="layout" svg:x1="16.378cm" svg:y1="8.824cm" svg:x2="20.621cm" svg:y2="4.581cm">
              <text:p/>
            </draw:line>
            <draw:line draw:style-name="gr32" draw:text-style-name="P30" draw:layer="layout" svg:x1="20.621cm" svg:y1="8.824cm" svg:x2="16.378cm" svg:y2="4.581cm">
              <text:p/>
            </draw:line>
            <draw:line draw:style-name="gr32" draw:text-style-name="P30" draw:layer="layout" svg:x1="15.78cm" svg:y1="7.97cm" svg:x2="21.218cm" svg:y2="5.434cm">
              <text:p/>
            </draw:line>
            <draw:line draw:style-name="gr32" draw:text-style-name="P30" draw:layer="layout" svg:x1="19.767cm" svg:y1="9.421cm" svg:x2="17.231cm" svg:y2="3.983cm">
              <text:p/>
            </draw:line>
            <draw:line draw:style-name="gr32" draw:text-style-name="P30" draw:layer="layout" svg:x1="15.78cm" svg:y1="7.971cm" svg:x2="21.218cm" svg:y2="5.435cm">
              <text:p/>
            </draw:line>
            <draw:line draw:style-name="gr32" draw:text-style-name="P30" draw:layer="layout" svg:x1="19.768cm" svg:y1="9.422cm" svg:x2="17.232cm" svg:y2="3.984cm">
              <text:p/>
            </draw:line>
            <draw:line draw:style-name="gr32" draw:text-style-name="P30" draw:layer="layout" svg:x1="17.473cm" svg:y1="9.522cm" svg:x2="19.525cm" svg:y2="3.884cm">
              <text:p/>
            </draw:line>
            <draw:line draw:style-name="gr32" draw:text-style-name="P30" draw:layer="layout" svg:x1="21.318cm" svg:y1="7.729cm" svg:x2="15.68cm" svg:y2="5.677cm">
              <text:p/>
            </draw:line>
            <draw:line draw:style-name="gr32" draw:text-style-name="P30" draw:layer="layout" svg:x1="17.474cm" svg:y1="9.522cm" svg:x2="19.526cm" svg:y2="3.884cm">
              <text:p/>
            </draw:line>
            <draw:line draw:style-name="gr32" draw:text-style-name="P30" draw:layer="layout" svg:x1="21.319cm" svg:y1="7.729cm" svg:x2="15.681cm" svg:y2="5.677cm">
              <text:p/>
            </draw:line>
            <draw:custom-shape draw:style-name="gr33" draw:text-style-name="P31" draw:layer="layout" svg:width="5cm" svg:height="5cm" svg:x="15.999cm" svg:y="4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1" draw:text-style-name="P28" draw:layer="layout" svg:width="3cm" svg:height="0.763cm" draw:transform="rotate (0.261799387799149) translate (21.218cm 4.976cm)">
            <draw:text-box>
              <text:p text:style-name="P27"><text:span text:style-name="T7">0</text:span></text:p>
            </draw:text-box>
          </draw:frame>
          <draw:frame draw:style-name="gr31" draw:text-style-name="P28" draw:layer="layout" svg:width="3cm" svg:height="0.763cm" svg:x="21.5cm" svg:y="6.438cm">
            <draw:text-box>
              <text:p text:style-name="P27"><text:span text:style-name="T7">1</text:span></text:p>
            </draw:text-box>
          </draw:frame>
          <draw:frame draw:style-name="gr31" draw:text-style-name="P28" draw:layer="layout" svg:width="3cm" svg:height="0.763cm" draw:transform="rotate (-0.261799387799149) translate (21.516cm 7.45cm)">
            <draw:text-box>
              <text:p text:style-name="P27"><text:span text:style-name="T7">2</text:span></text:p>
            </draw:text-box>
          </draw:frame>
          <draw:frame draw:style-name="gr31" draw:text-style-name="P28" draw:layer="layout" svg:width="3cm" svg:height="0.763cm" draw:transform="rotate (0.523598775598299) translate (20.519cm 4.2cm)">
            <draw:text-box>
              <text:p text:style-name="P27"><text:span text:style-name="T7">255</text:span></text:p>
            </draw:text-box>
          </draw:frame>
          <draw:frame draw:style-name="gr31" draw:text-style-name="P28" draw:layer="layout" svg:width="3cm" svg:height="0.763cm" svg:x="14.197cm" svg:y="6.319cm">
            <draw:text-box>
              <text:p text:style-name="P27"><text:span text:style-name="T7">200</text:span></text:p>
            </draw:text-box>
          </draw:frame>
          <draw:frame draw:style-name="gr31" draw:text-style-name="P28" draw:layer="layout" svg:width="3cm" svg:height="0.763cm" draw:transform="rotate (-0.261799387799149) translate (14.394cm 4.825cm)">
            <draw:text-box>
              <text:p text:style-name="P27"><text:span text:style-name="T7">201</text:span></text:p>
            </draw:text-box>
          </draw:frame>
          <draw:frame draw:style-name="gr29" draw:text-style-name="P28" draw:layer="layout" svg:width="1.879cm" svg:height="0.763cm" draw:transform="rotate (0.872664625997165) translate (15.207cm 9.41cm)">
            <draw:text-box>
              <text:p text:style-name="P27"><text:span text:style-name="T7">100</text:span></text:p>
            </draw:text-box>
          </draw:frame>
        </draw:g>
        <draw:custom-shape draw:style-name="gr34" draw:text-style-name="P29" draw:layer="layout" svg:width="6cm" svg:height="1cm" svg:x="3.5cm" svg:y="11.5cm">
          <text:p text:style-name="P32">Signed char</text:p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6cm" svg:height="1cm" svg:x="16cm" svg:y="11.5cm">
          <text:p text:style-name="P32">unsigned cha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9">
        <office:forms form:automatic-focus="false" form:apply-design-mode="false"/>
        <draw:custom-shape draw:style-name="gr35" draw:text-style-name="P24" draw:layer="layout" svg:width="3.5cm" svg:height="1cm" svg:x="16cm" svg:y="5.5cm">
          <text:p text:style-name="P8">(+)</text:p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5cm" svg:height="1.5cm" svg:x="2cm" svg:y="0.5cm" presentation:class="title" presentation:user-transformed="true">
          <draw:text-box>
            <text:p><text:span text:style-name="T1">Operators in c</text:span></text:p>
          </draw:text-box>
        </draw:frame>
        <draw:frame draw:style-name="gr36" draw:text-style-name="P33" draw:layer="layout" svg:width="10.5cm" svg:height="1.276cm" svg:x="2cm" svg:y="2.538cm">
          <draw:text-box>
            <text:p><text:span text:style-name="T8">Arithmetic operators</text:span></text:p>
          </draw:text-box>
        </draw:frame>
        <draw:custom-shape draw:style-name="gr37" draw:text-style-name="P10" draw:layer="layout" svg:width="7cm" svg:height="1cm" svg:x="8.5cm" svg:y="5.5cm">
          <text:p text:style-name="P8">Addition op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7cm" svg:height="1cm" svg:x="8.5cm" svg:y="7cm">
          <text:p text:style-name="P8">Subtraction op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7cm" svg:height="1cm" svg:x="8.5cm" svg:y="8.5cm">
          <text:p text:style-name="P8">Division op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7cm" svg:height="1cm" svg:x="8.5cm" svg:y="10cm">
          <text:p text:style-name="P8">Multiplication op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3" draw:layer="layout" svg:width="7cm" svg:height="1cm" svg:x="8.5cm" svg:y="11.5cm">
          <text:p text:style-name="P8">Modular op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3.5cm" svg:height="1cm" svg:x="16cm" svg:y="7cm">
          <text:p text:style-name="P8">(-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16cm" svg:y="8.5cm">
          <text:p text:style-name="P8">(/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16cm" svg:y="10cm">
          <text:p text:style-name="P8">(*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16cm" svg:y="11.5cm">
          <text:p text:style-name="P8">(%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>
        <office:forms form:automatic-focus="false" form:apply-design-mode="false"/>
        <draw:frame draw:style-name="gr36" draw:text-style-name="P33" draw:layer="layout" svg:width="10.5cm" svg:height="1.276cm" svg:x="1.5cm" svg:y="0.5cm">
          <draw:text-box>
            <text:p><text:span text:style-name="T8">Relation operators</text:span></text:p>
          </draw:text-box>
        </draw:frame>
        <draw:custom-shape draw:style-name="gr38" draw:text-style-name="P35" draw:layer="layout" svg:width="3.5cm" svg:height="1cm" svg:x="16cm" svg:y="4.449cm">
          <text:p text:style-name="P34"><text:span text:style-name="T9">(==)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7cm" svg:height="1cm" svg:x="8.5cm" svg:y="4.449cm">
          <text:p text:style-name="P34"><text:span text:style-name="T9">equal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6" draw:layer="layout" svg:width="7cm" svg:height="1cm" svg:x="8.5cm" svg:y="5.949cm">
          <text:p text:style-name="P34"><text:span text:style-name="T9">greater than or equal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7cm" svg:height="1cm" svg:x="8.5cm" svg:y="7.449cm">
          <text:p text:style-name="P34"><text:span text:style-name="T9">greater th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6" draw:layer="layout" svg:width="7cm" svg:height="1cm" svg:x="8.5cm" svg:y="8.949cm">
          <text:p text:style-name="P34"><text:span text:style-name="T9">less than or equal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6" draw:layer="layout" svg:width="7cm" svg:height="1cm" svg:x="8.5cm" svg:y="10.449cm">
          <text:p text:style-name="P34"><text:span text:style-name="T9">less th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5" draw:layer="layout" svg:width="3.5cm" svg:height="1cm" svg:x="16cm" svg:y="5.949cm">
          <text:p text:style-name="P34"><text:span text:style-name="T9">(&gt;=)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3.5cm" svg:height="1cm" svg:x="16cm" svg:y="7.449cm">
          <text:p text:style-name="P34"><text:span text:style-name="T9">(&gt;)</text:span></text:p>
          <draw:enhanced-geometry svg:viewBox="0 0 21600 21600" draw:type="rectangle" draw:enhanced-path="M 0 0 L 21600 0 21600 21600 0 21600 0 0 Z N"/>
        </draw:custom-shape>
        <draw:custom-shape draw:style-name="gr46" draw:text-style-name="P35" draw:layer="layout" svg:width="3.5cm" svg:height="1cm" svg:x="16cm" svg:y="8.949cm">
          <text:p text:style-name="P34"><text:span text:style-name="T9">(&lt;=)</text:span></text:p>
          <draw:enhanced-geometry svg:viewBox="0 0 21600 21600" draw:type="rectangle" draw:enhanced-path="M 0 0 L 21600 0 21600 21600 0 21600 0 0 Z N"/>
        </draw:custom-shape>
        <draw:custom-shape draw:style-name="gr47" draw:text-style-name="P35" draw:layer="layout" svg:width="3.5cm" svg:height="1cm" svg:x="16cm" svg:y="10.449cm">
          <text:p text:style-name="P34"><text:span text:style-name="T9">(&lt;)</text:span></text:p>
          <draw:enhanced-geometry svg:viewBox="0 0 21600 21600" draw:type="rectangle" draw:enhanced-path="M 0 0 L 21600 0 21600 21600 0 21600 0 0 Z N"/>
        </draw:custom-shape>
        <draw:custom-shape draw:style-name="gr48" draw:text-style-name="P36" draw:layer="layout" svg:width="7cm" svg:height="1cm" svg:x="8.5cm" svg:y="11.949cm">
          <text:p text:style-name="P34"><text:span text:style-name="T9">not equal 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5" draw:layer="layout" svg:width="3.5cm" svg:height="1cm" svg:x="16cm" svg:y="11.949cm">
          <text:p text:style-name="P34"><text:span text:style-name="T9">(!=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>
        <office:forms form:automatic-focus="false" form:apply-design-mode="false"/>
        <draw:custom-shape draw:style-name="gr50" draw:text-style-name="P9" draw:layer="layout" svg:width="3.5cm" svg:height="1cm" svg:x="17cm" svg:y="4cm">
          <text:p text:style-name="P8">(*=)</text:p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0.5cm" svg:height="1.276cm" svg:x="1.5cm" svg:y="0.538cm">
          <draw:text-box>
            <text:p><text:span text:style-name="T8">Assignment operators</text:span></text:p>
          </draw:text-box>
        </draw:frame>
        <draw:custom-shape draw:style-name="gr51" draw:text-style-name="P10" draw:layer="layout" svg:width="12.508cm" svg:height="1cm" svg:x="3.992cm" svg:y="4cm">
          <text:p text:style-name="P8"><text:tab/>Bitwise-exclusive-OR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layout" svg:width="12.508cm" svg:height="1cm" svg:x="3.992cm" svg:y="5cm">
          <text:p text:style-name="P8">Division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12.508cm" svg:height="1cm" svg:x="3.992cm" svg:y="6cm">
          <text:p text:style-name="P8"><text:tab/>Remainder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9" draw:layer="layout" svg:width="12.5cm" svg:height="1cm" svg:x="3.992cm" svg:y="8cm">
          <text:p text:style-name="P8"><text:tab/>Subtraction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12.5cm" svg:height="1cm" svg:x="4cm" svg:y="9cm">
          <text:p text:style-name="P8"><text:tab/>Left-shift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0" draw:layer="layout" svg:width="3.5cm" svg:height="1cm" svg:x="17cm" svg:y="5cm">
          <text:p text:style-name="P8">(/=)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3.5cm" svg:height="1cm" svg:x="17cm" svg:y="6cm">
          <text:p text:style-name="P8">(%=)</text:p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3.5cm" svg:height="1cm" svg:x="17cm" svg:y="7cm">
          <text:p text:style-name="P8">(+=)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3.5cm" svg:height="1cm" svg:x="16.992cm" svg:y="8cm">
          <text:p text:style-name="P8">(-=)</text:p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12.5cm" svg:height="1cm" svg:x="4cm" svg:y="10cm">
          <text:p text:style-name="P8"><text:tab/>Right-shift assignment<text:tab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0" draw:layer="layout" svg:width="3.5cm" svg:height="1cm" svg:x="16.992cm" svg:y="9cm">
          <text:p text:style-name="P8">(&lt;&lt;=)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3.5cm" svg:height="1cm" svg:x="17cm" svg:y="10cm">
          <text:p text:style-name="P8">(&gt;&gt;=)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2.508cm" svg:height="1cm" svg:x="3.992cm" svg:y="11cm">
          <text:p text:style-name="P8">Bitwise-AND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12.508cm" svg:height="1cm" svg:x="3.992cm" svg:y="12cm">
          <text:p text:style-name="P8">Bitwise-exclusive-OR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layout" svg:width="12.508cm" svg:height="1cm" svg:x="3.984cm" svg:y="13cm">
          <text:p text:style-name="P8"><text:tab/>Bitwise-inclusive-OR assignment<text:tab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0" draw:layer="layout" svg:width="3.5cm" svg:height="1cm" svg:x="17cm" svg:y="11cm">
          <text:p text:style-name="P8">(&amp;=)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3.5cm" svg:height="1cm" svg:x="17cm" svg:y="12cm">
          <text:p text:style-name="P8">(^=)</text:p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3.5cm" svg:height="1cm" svg:x="17cm" svg:y="13cm">
          <text:p text:style-name="P8">(|=)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2.508cm" svg:height="1cm" svg:x="3.984cm" svg:y="7cm">
          <text:p text:style-name="P8"><text:tab/>Addition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12.508cm" svg:height="1cm" svg:x="3.992cm" svg:y="4cm">
          <text:p text:style-name="P8"><text:tab/>Multiplication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layout" svg:width="12.508cm" svg:height="1cm" svg:x="3.992cm" svg:y="3cm">
          <text:p text:style-name="P8"><text:tab/>Simple assign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0" draw:layer="layout" svg:width="3.5cm" svg:height="1cm" svg:x="17cm" svg:y="3cm">
          <text:p text:style-name="P8">(=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>
        <office:forms form:automatic-focus="false" form:apply-design-mode="false"/>
        <draw:custom-shape draw:style-name="gr35" draw:text-style-name="P24" draw:layer="layout" svg:width="3.5cm" svg:height="1cm" svg:x="23cm" svg:y="3.5cm">
          <text:p text:style-name="P8">(++a)</text:p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0.5cm" svg:height="1.276cm" svg:x="1.5cm" svg:y="0.5cm">
          <draw:text-box>
            <text:p text:style-name="P37"><text:span text:style-name="T8">Modifying operator</text:span></text:p>
          </draw:text-box>
        </draw:frame>
        <draw:custom-shape draw:style-name="gr37" draw:text-style-name="P10" draw:layer="layout" svg:width="7cm" svg:height="1cm" svg:x="15.5cm" svg:y="3.5cm">
          <text:p text:style-name="P8">Pre 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7cm" svg:height="1cm" svg:x="15.5cm" svg:y="5cm">
          <text:p text:style-name="P8">Post 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7cm" svg:height="1cm" svg:x="6.5cm" svg:y="4.5cm">
          <text:p text:style-name="P8">increment(++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7cm" svg:height="1cm" svg:x="15.5cm" svg:y="11.5cm">
          <text:p text:style-name="P8">Pre de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7cm" svg:height="1cm" svg:x="15.5cm" svg:y="13cm">
          <text:p text:style-name="P8">Post de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3.5cm" svg:height="1cm" svg:x="23cm" svg:y="5cm">
          <text:p text:style-name="P8">(a++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23cm" svg:y="11.5cm">
          <text:p text:style-name="P8">(--a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23cm" svg:y="13cm">
          <text:p text:style-name="P8">(a--)</text:p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7cm" svg:height="1cm" svg:x="6.5cm" svg:y="12.5cm">
          <text:p text:style-name="P8">Decrement(--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7cm" svg:height="1cm" svg:x="1.5cm" svg:y="8.5cm">
          <text:p text:style-name="P8">Modifying operato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11" draw:layer="layout" svg:x1="4.5cm" svg:y1="8.5cm" svg:x2="8cm" svg:y2="5.5cm">
          <text:p/>
        </draw:line>
        <draw:line draw:style-name="gr57" draw:text-style-name="P11" draw:layer="layout" svg:x1="4.5cm" svg:y1="9.5cm" svg:x2="8cm" svg:y2="12.5cm">
          <text:p/>
        </draw:line>
        <draw:line draw:style-name="gr58" draw:text-style-name="P11" draw:layer="layout" svg:x1="13.5cm" svg:y1="5cm" svg:x2="15.5cm" svg:y2="4cm">
          <text:p/>
        </draw:line>
        <draw:line draw:style-name="gr59" draw:text-style-name="P11" draw:layer="layout" svg:x1="13.5cm" svg:y1="5cm" svg:x2="15.5cm" svg:y2="5.5cm">
          <text:p/>
        </draw:line>
        <draw:line draw:style-name="gr60" draw:text-style-name="P11" draw:layer="layout" svg:x1="13.5cm" svg:y1="13cm" svg:x2="15.5cm" svg:y2="12cm">
          <text:p/>
        </draw:line>
        <draw:line draw:style-name="gr61" draw:text-style-name="P11" draw:layer="layout" svg:x1="13.5cm" svg:y1="13cm" svg:x2="15.5cm" svg:y2="13.5cm">
          <text:p/>
        </draw:line>
        <draw:frame draw:style-name="gr62" draw:text-style-name="P38" draw:layer="layout" svg:width="15.5cm" svg:height="1.673cm" svg:x="1.5cm" svg:y="14.5cm">
          <draw:text-box>
            <text:list text:style-name="L2">
              <text:list-item>
                <text:p>Arithmetic operators are Unary opera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>
        <office:forms form:automatic-focus="false" form:apply-design-mode="false"/>
        <draw:custom-shape draw:style-name="gr63" draw:text-style-name="P24" draw:layer="layout" svg:width="3.492cm" svg:height="1cm" svg:x="9.992cm" svg:y="5.508cm">
          <text:p text:style-name="P8">(&amp;&amp;)</text:p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0.5cm" svg:height="1.276cm" svg:x="1.5cm" svg:y="0.5cm">
          <draw:text-box>
            <text:p><text:span text:style-name="T8">logical operators</text:span></text:p>
          </draw:text-box>
        </draw:frame>
        <draw:custom-shape draw:style-name="gr37" draw:text-style-name="P10" draw:layer="layout" svg:width="7cm" svg:height="1cm" svg:x="2.492cm" svg:y="5.508cm">
          <text:p text:style-name="P8">A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7cm" svg:height="1cm" svg:x="2.492cm" svg:y="7.008cm">
          <text:p text:style-name="P8">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7cm" svg:height="1cm" svg:x="2.492cm" svg:y="8.508cm">
          <text:p text:style-name="P8">N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3.5cm" svg:height="1cm" svg:x="9.992cm" svg:y="7.008cm">
          <text:p text:style-name="P8">(||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9.992cm" svg:y="8.508cm">
          <text:p text:style-name="P8">(~)</text:p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11.5cm" svg:height="1cm" svg:x="14.492cm" svg:y="5.5cm">
          <text:p text:style-name="P8">True only if both operands are 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draw:layer="layout" svg:width="11.5cm" svg:height="1cm" svg:x="14.492cm" svg:y="7cm">
          <text:p text:style-name="P8">True if either operand is 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draw:layer="layout" svg:width="11.5cm" svg:height="1cm" svg:x="14.492cm" svg:y="8.5cm">
          <text:p text:style-name="P8">Changes true to false and false to 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3.492cm" svg:height="1cm" svg:x="10cm" svg:y="5.516cm">
          <text:p text:style-name="P8">(&amp;&amp;)</text:p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7cm" svg:height="1cm" svg:x="2.5cm" svg:y="5.516cm">
          <text:p text:style-name="P8">A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7cm" svg:height="1cm" svg:x="2.5cm" svg:y="7.016cm">
          <text:p text:style-name="P8">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0" draw:layer="layout" svg:width="7cm" svg:height="1cm" svg:x="2.5cm" svg:y="8.516cm">
          <text:p text:style-name="P8">N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4" draw:layer="layout" svg:width="3.5cm" svg:height="1cm" svg:x="10cm" svg:y="7.016cm">
          <text:p text:style-name="P8">(||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10cm" svg:y="8.516cm">
          <text:p text:style-name="P8">(~)</text:p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11.5cm" svg:height="1cm" svg:x="14.5cm" svg:y="5.508cm">
          <text:p text:style-name="P8">True only if both operands are 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draw:layer="layout" svg:width="11.5cm" svg:height="1cm" svg:x="14.5cm" svg:y="7.008cm">
          <text:p text:style-name="P8">True if either operand is 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draw:layer="layout" svg:width="11.5cm" svg:height="1cm" svg:x="14.5cm" svg:y="8.508cm">
          <text:p text:style-name="P8">Changes true to false and false to tru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>
        <office:forms form:automatic-focus="false" form:apply-design-mode="false"/>
        <draw:custom-shape draw:style-name="gr63" draw:text-style-name="P24" draw:layer="layout" svg:width="3.492cm" svg:height="1cm" svg:x="3cm" svg:y="5.008cm">
          <text:p text:style-name="P8">(&amp;)</text:p>
          <draw:enhanced-geometry svg:viewBox="0 0 21600 21600" draw:type="rectangle" draw:enhanced-path="M 0 0 L 21600 0 21600 21600 0 21600 0 0 Z N"/>
        </draw:custom-shape>
        <draw:frame draw:style-name="gr36" draw:text-style-name="P33" draw:layer="layout" svg:width="10.5cm" svg:height="1.276cm" svg:x="1.5cm" svg:y="0.538cm">
          <draw:text-box>
            <text:p><text:span text:style-name="T8">Bitwise operators</text:span></text:p>
          </draw:text-box>
        </draw:frame>
        <draw:custom-shape draw:style-name="gr35" draw:text-style-name="P24" draw:layer="layout" svg:width="3.5cm" svg:height="1cm" svg:x="3cm" svg:y="6.508cm">
          <text:p text:style-name="P8">(|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3cm" svg:y="8.008cm">
          <text:p text:style-name="P8">(^)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14cm" svg:height="1cm" svg:x="7.5cm" svg:y="5cm">
          <text:p text:style-name="P8">Bitwise AND op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4" draw:layer="layout" svg:width="14cm" svg:height="1cm" svg:x="7.5cm" svg:y="6.5cm">
          <text:p text:style-name="P8"><text:tab/>Bitwise OR op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4" draw:layer="layout" svg:width="14cm" svg:height="1cm" svg:x="7.5cm" svg:y="8cm">
          <text:p text:style-name="P8">Bitwise exclusive OR op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3.492cm" svg:height="1cm" svg:x="3cm" svg:y="9.508cm">
          <text:p text:style-name="P8">(~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3cm" svg:y="11.008cm">
          <text:p text:style-name="P8">(&lt;&lt;)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3.5cm" svg:height="1cm" svg:x="3cm" svg:y="12.508cm">
          <text:p text:style-name="P8">(&gt;&gt;)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14cm" svg:height="1cm" svg:x="7.5cm" svg:y="9.5cm">
          <text:p text:style-name="P8"><text:tab/>One's complement operator (unary operato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4" draw:layer="layout" svg:width="14cm" svg:height="1cm" svg:x="7.5cm" svg:y="11cm">
          <text:p text:style-name="P8"><text:tab/>Left shift op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4" draw:layer="layout" svg:width="14cm" svg:height="1cm" svg:x="7.5cm" svg:y="12.5cm">
          <text:p text:style-name="P8">Right shift operator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9">
        <office:forms form:automatic-focus="false" form:apply-design-mode="false"/>
        <draw:frame presentation:style-name="pr6" draw:text-style-name="P12" draw:layer="layout" svg:width="25cm" svg:height="1.5cm" svg:x="2cm" svg:y="0.5cm" presentation:class="title" presentation:user-transformed="true">
          <draw:text-box>
            <text:p><text:span text:style-name="T5">Comma operator</text:span></text:p>
          </draw:text-box>
        </draw:frame>
        <draw:frame draw:style-name="gr1" draw:text-style-name="P3" draw:layer="layout" svg:width="25.47cm" svg:height="1.672cm" svg:x="2cm" svg:y="2.5cm">
          <draw:text-box>
            <text:p>The comma sign is used for mainly two different purposes in the C language – as an operator and as a separator. Thus, its behavior is very different according to where we place/use it in a program</text:p>
          </draw:text-box>
        </draw:frame>
        <draw:frame draw:style-name="gr1" draw:text-style-name="P3" draw:layer="layout" svg:width="25cm" svg:height="3.094cm" svg:x="2.5cm" svg:y="7.406cm">
          <draw:text-box>
            <text:p>For example </text:p>
            <text:p/>
            <text:p>int x, y, z;</text:p>
            <text:p/>
            <text:p>In the statement mentioned above, the comma acts as a separator and informs the compiler that the x, y, and z variables are three different types of variable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>
        <office:forms form:automatic-focus="false" form:apply-design-mode="false"/>
        <draw:frame draw:style-name="gr1" draw:text-style-name="P3" draw:layer="layout" svg:width="24.408cm" svg:height="10.204cm" svg:x="2.092cm" svg:y="2.296cm">
          <draw:text-box>
            <text:p>p = 40, 50, 60, 70, 80, 90;</text:p>
            <text:p/>
            <text:p>q = (40, 50, 60, 70, 80, 90);</text:p>
            <text:p/>
            <text:p>In the very first statement mentioned above, the value assigned to the variable p will be equal to 40. It is because the (=) equal to assignment operator has a higher priority as compared to the (,) comma operator. Thus, the program will assign the variable x with a value of 40.</text:p>
            <text:p/>
            <text:p>In the case of the second statement, the value of q will be equivalent to 90. It is because the values 40, 50, 60, 70, 80 and 90 are enclosed in the form of braces () and these braces have a higher priority, as compared to the equal to (=) assignment operator. Thus, when we provide the variable q with multiple values (using the comma operator and the braces), then the program will consider the right-most value as the result/output of this expression. Thus, the program variable q will be assigned with the value of 90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2T12:30:30.347000000</meta:creation-date>
    <meta:editing-duration>PT3H59M6S</meta:editing-duration>
    <meta:editing-cycles>43</meta:editing-cycles>
    <meta:generator>LibreOffice/7.0.2.2$Windows_X86_64 LibreOffice_project/8349ace3c3162073abd90d81fd06dcfb6b36b994</meta:generator>
    <dc:title>Impress</dc:title>
    <dc:date>2022-10-31T11:43:28.725000000</dc:date>
    <meta:document-statistic meta:object-count="392"/>
  </office:meta>
</office:document-meta>
</file>